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Roboto1" svg:font-family="Roboto, Arial, sans-serif"/>
    <style:font-face style:name="Roboto" svg:font-family="Roboto,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text-properties officeooo:rsid="0006bbbd" officeooo:paragraph-rsid="0006bbbd"/>
    </style:style>
    <style:style style:name="P2" style:family="paragraph" style:parent-style-name="Standard" style:list-style-name="L1">
      <style:text-properties officeooo:rsid="0006bbbd" officeooo:paragraph-rsid="00145544"/>
    </style:style>
    <style:style style:name="P3" style:family="paragraph" style:parent-style-name="Standard" style:list-style-name="L1">
      <style:text-properties officeooo:rsid="0009dbaa" officeooo:paragraph-rsid="0006bbbd"/>
    </style:style>
    <style:style style:name="P4" style:family="paragraph" style:parent-style-name="Standard" style:list-style-name="L1">
      <style:text-properties officeooo:rsid="0009dbaa" officeooo:paragraph-rsid="00145544"/>
    </style:style>
    <style:style style:name="P5" style:family="paragraph" style:parent-style-name="Standard" style:list-style-name="L1">
      <style:text-properties fo:font-variant="normal" fo:text-transform="none" fo:color="#222222" style:font-name="Roboto" fo:font-size="10.6999998092651pt" fo:letter-spacing="normal" fo:font-style="normal" fo:font-weight="normal" officeooo:rsid="00088c41" officeooo:paragraph-rsid="00088c41"/>
    </style:style>
    <style:style style:name="P6" style:family="paragraph" style:parent-style-name="Standard" style:list-style-name="L1">
      <style:text-properties fo:font-variant="normal" fo:text-transform="none" fo:color="#222222" style:font-name="Roboto" fo:font-size="10.6999998092651pt" fo:letter-spacing="normal" fo:font-style="normal" fo:font-weight="normal" officeooo:rsid="00088c41" officeooo:paragraph-rsid="00145544"/>
    </style:style>
    <style:style style:name="P7" style:family="paragraph" style:parent-style-name="Standard" style:list-style-name="L1">
      <style:text-properties officeooo:rsid="0004189f"/>
    </style:style>
    <style:style style:name="P8" style:family="paragraph" style:parent-style-name="Standard" style:list-style-name="L1">
      <style:text-properties officeooo:rsid="0004189f" officeooo:paragraph-rsid="0004189f"/>
    </style:style>
    <style:style style:name="P9" style:family="paragraph" style:parent-style-name="Standard" style:list-style-name="L1">
      <style:text-properties officeooo:rsid="0004189f" officeooo:paragraph-rsid="000cabd4"/>
    </style:style>
    <style:style style:name="P10" style:family="paragraph" style:parent-style-name="Standard" style:list-style-name="L1">
      <style:text-properties officeooo:rsid="0004189f" officeooo:paragraph-rsid="00119f16"/>
    </style:style>
    <style:style style:name="P11" style:family="paragraph" style:parent-style-name="Standard" style:list-style-name="L1">
      <style:text-properties officeooo:rsid="0004189f" officeooo:paragraph-rsid="00137718"/>
    </style:style>
    <style:style style:name="P12" style:family="paragraph" style:parent-style-name="Standard" style:list-style-name="L1">
      <style:text-properties officeooo:rsid="0004189f" officeooo:paragraph-rsid="00145544"/>
    </style:style>
    <style:style style:name="P13" style:family="paragraph" style:parent-style-name="Standard" style:list-style-name="L1">
      <style:text-properties officeooo:rsid="0010c8a3" officeooo:paragraph-rsid="0010c8a3"/>
    </style:style>
    <style:style style:name="P14" style:family="paragraph" style:parent-style-name="Standard" style:list-style-name="L1">
      <style:text-properties officeooo:rsid="0010c8a3" officeooo:paragraph-rsid="00145544"/>
    </style:style>
    <style:style style:name="P15" style:family="paragraph" style:parent-style-name="Standard" style:list-style-name="L1">
      <style:text-properties officeooo:rsid="000c0451" officeooo:paragraph-rsid="000c0451"/>
    </style:style>
    <style:style style:name="P16" style:family="paragraph" style:parent-style-name="Standard" style:list-style-name="L1">
      <style:text-properties officeooo:rsid="000c0451" officeooo:paragraph-rsid="00145544"/>
    </style:style>
    <style:style style:name="P17" style:family="paragraph" style:parent-style-name="Standard" style:list-style-name="L1">
      <style:text-properties officeooo:rsid="0004e167" officeooo:paragraph-rsid="00145544"/>
    </style:style>
    <style:style style:name="T1" style:family="text">
      <style:text-properties officeooo:rsid="0009dbaa"/>
    </style:style>
    <style:style style:name="T2" style:family="text">
      <style:text-properties officeooo:rsid="00119f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85143958975360392" text:style-name="L1">
        <text:list-item>
          <text:p text:style-name="P2">Projec<text:span text:style-name="T1">t description</text:span></text:p>
          <text:p text:style-name="P4"/>
          <text:p text:style-name="P6">First of all I would like to explain why we are making Cookbook application. Our goal is to create modern, simple to use, but yet powerful Android app. As a iOS users, we use to well designed and easy to use apps. However it's not the case for many Android Apps. Most of them was developed for older API (Android versions), using ugly widgets. Since then, Android User Interface team improved a lot of build in components.</text:p>
          <text:p text:style-name="P2"/>
        </text:list-item>
        <text:list-item>
          <text:p text:style-name="P12">Research</text:p>
          <text:list>
            <text:list-item>
              <text:p text:style-name="P12">Available apps</text:p>
              <text:p text:style-name="P12"><text:line-break/><text:span text:style-name="T2">Android Market is rapidly catching up with the Apple App Store. As a market grow, developers have to compete in order to stay on top. This trends leads to general UI and usability improvements. As we were looking for existing apps, we came across well designed and badly made. You <text:s/>can tell it not only by </text:span></text:p>
              <text:p text:style-name="P12"/>
            </text:list-item>
            <text:list-item>
              <text:p text:style-name="P12">User Interface designs patterns</text:p>
            </text:list-item>
            <text:list-item>
              <text:p text:style-name="P12">Android platform specific patterns </text:p>
            </text:list-item>
          </text:list>
        </text:list-item>
        <text:list-item>
          <text:p text:style-name="P12">Resources</text:p>
          <text:list>
            <text:list-item>
              <text:p text:style-name="P14">Recipes</text:p>
            </text:list-item>
          </text:list>
        </text:list-item>
        <text:list-item>
          <text:p text:style-name="P16">Prototype</text:p>
        </text:list-item>
        <text:list-item>
          <text:p text:style-name="P2">Implementation</text:p>
        </text:list-item>
        <text:list-item>
          <text:p text:style-name="P17"><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Roboto1" svg:font-family="Roboto, Arial, sans-serif"/>
    <style:font-face style:name="Roboto" svg:font-family="Roboto,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5:50:41.751818000</meta:creation-date>
    <dc:date>2014-05-03T10:45:24.197475000</dc:date>
    <meta:editing-duration>PT2H49M38S</meta:editing-duration>
    <meta:editing-cycles>17</meta:editing-cycles>
    <meta:generator>LibreOffice/4.1.0.4$MacOSX_x86 LibreOffice_project/89ea49ddacd9aa532507cbf852f2bb22b1ace28</meta:generator>
    <meta:document-statistic meta:table-count="0" meta:image-count="0" meta:object-count="0" meta:page-count="1" meta:paragraph-count="12" meta:word-count="160" meta:character-count="895" meta:non-whitespace-character-count="752"/>
  </office:meta>
</office:document-meta>
</file>